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2EE9D7612F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Verdana" svg:font-family="Verdana"/>
    <style:font-face style:name="arial" svg:font-family="arial, sans-serif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loext:contextual-spacing="false" fo:margin-top="0cm" fo:margin-bottom="0cm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/>
    </style:style>
    <style:style style:name="P4" style:family="paragraph" style:parent-style-name="Normal">
      <style:paragraph-properties loext:contextual-spacing="false" fo:margin-top="0cm" fo:margin-bottom="0cm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>
      <style:paragraph-properties fo:margin-top="0cm" fo:margin-bottom="0cm" fo:text-align="justify" style:justify-single-word="false"/>
    </style:style>
    <style:style style:name="P8" style:family="paragraph" style:parent-style-name="Normal">
      <style:paragraph-properties loext:contextual-spacing="false" fo:margin-top="0cm" fo:margin-bottom="0cm" fo:text-align="justify" style:justify-single-word="false"/>
    </style:style>
    <style:style style:name="P9" style:family="paragraph" style:parent-style-name="Normal">
      <style:paragraph-properties loext:contextual-spacing="false" fo:margin-top="0cm" fo:margin-bottom="0cm" fo:text-align="justify" style:justify-single-word="false"/>
      <style:text-properties fo:color="#808080" style:font-name="Baskerville Old Face" fo:font-size="12pt" style:font-size-asian="12pt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fo:font-variant="normal" fo:text-transform="none" fo:color="#217a94" style:font-name="Verdana" fo:font-size="10.5pt" fo:letter-spacing="normal" fo:font-style="normal" fo:font-weight="normal"/>
    </style:style>
    <style:style style:name="T4" style:family="text">
      <style:text-properties fo:font-variant="normal" fo:text-transform="none" fo:color="#217a94" style:font-name="Verdana" fo:font-size="10.5pt" fo:letter-spacing="normal" fo:font-style="normal" fo:font-weight="normal" style:font-size-asian="12pt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808080" style:font-name="Baskerville Old Face" fo:font-size="12pt" fo:letter-spacing="normal" fo:font-style="normal" fo:font-weight="normal" style:font-size-asian="12pt"/>
    </style:style>
    <style:style style:name="T7" style:family="text">
      <style:text-properties style:font-size-asian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7"><text:span text:style-name="T2">2. ¡Soy Melchor! ¿Como estas? Como siempre estamos muy atareados durante esta epoca.</text:span>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/text:p>
      <text:p text:style-name="P4"><text:span text:style-name="T2">7. Preparando, ahora descansan para coger fuerzas para el largo viaje.</text:span></text:p>
      <text:p text:style-name="P1"/>
      <text:p text:style-name="P1">8. 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3"><text:span text:style-name="T7">14. </text:span><text:span text:style-name="T5">hemos decidido hacer una nueva ruta y la primera parada será en tu casa.</text:span></text:p>
      <text:p text:style-name="P1"/>
      <text:p text:style-name="P1">15. Ya sabes que en la noche de Reyes será muy larga para nosotros, y estaríamos muy </text:p>
      <text:p text:style-name="P1">16. </text:p>
      <text:p text:style-name="P1">17.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<text:soft-page-break/>20. ¿verdad?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Verdana" svg:font-family="Verdana"/>
    <style:font-face style:name="arial" svg:font-family="arial, sans-serif"/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loext:contextual-spacing="false"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" style:class="text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ooter" style:family="paragraph" style:parent-style-name="Normal" style:class="extra">
      <style:paragraph-properties loext:contextual-spacing="false"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9D7612FF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/>
    <dc:description/>
    <dc:subject/>
    <meta:initial-creator>David</meta:initial-creator>
    <meta:creation-date>2017-11-19T10:05:00Z</meta:creation-date>
    <dc:date>2017-11-20T10:38:17.77</dc:date>
    <meta:editing-cycles>21</meta:editing-cycles>
    <meta:editing-duration>PT8H13M10S</meta:editing-duration>
    <meta:document-statistic meta:table-count="0" meta:image-count="1" meta:object-count="0" meta:page-count="2" meta:paragraph-count="21" meta:word-count="165" meta:character-count="899"/>
    <dc:creator>MIGUEL ANGEL </dc:creator>
    <meta:template xlink:type="simple" xlink:actuate="onRequest" xlink:title="" xlink:href="Normal.dotm"/>
  </office:meta>
</office:document-meta>
</file>